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8d281e" loext:opacity="100%" officeooo:rsid="00046002" officeooo:paragraph-rsid="00046002"/>
    </style:style>
    <style:style style:name="P2" style:family="paragraph" style:parent-style-name="Text_20_body">
      <style:text-properties fo:color="#861141" loext:opacity="100%" fo:font-size="16pt" officeooo:rsid="00046002" officeooo:paragraph-rsid="00046002" style:font-size-asian="14pt" style:font-size-complex="16pt"/>
    </style:style>
    <style:style style:name="P3" style:family="paragraph" style:parent-style-name="Title">
      <style:text-properties fo:color="#8d281e" loext:opacity="100%" officeooo:rsid="00046002" officeooo:paragraph-rsid="00046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COMPTE RENDU DU TP1, TRAITEMENT D’IMAGE</text:p>
      <text:p text:style-name="P1"/>
      <text:p text:style-name="P1"/>
      <text:p text:style-name="P2">Réalisé par : GABA Kossi Martinien</text:p>
      <text:p text:style-name="P2">Encdré par : M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1:20:45.020378533</meta:creation-date>
    <dc:date>2024-03-21T21:51:49.467826861</dc:date>
    <meta:editing-duration>PT20M54S</meta:editing-duration>
    <meta:editing-cycles>1</meta:editing-cycles>
    <meta:document-statistic meta:table-count="0" meta:image-count="0" meta:object-count="0" meta:page-count="1" meta:paragraph-count="3" meta:word-count="16" meta:character-count="88" meta:non-whitespace-character-count="75"/>
    <meta:generator>LibreOffice/7.3.7.2$Linux_X86_64 LibreOffice_project/30$Build-2</meta:generator>
  </office:meta>
</office:document-meta>
</file>